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88c2" officeooo:paragraph-rsid="000e88c2"/>
    </style:style>
    <style:style style:name="P2" style:family="paragraph" style:parent-style-name="Standard">
      <style:text-properties officeooo:rsid="000f0062" officeooo:paragraph-rsid="000f0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iba James</text:p>
      <text:p text:style-name="P1">Makerere , Kampala.</text:p>
      <text:p text:style-name="P2">Mobile Number : +256(0) 775401793 , +256(0) 753926367</text:p>
      <text:p text:style-name="P2">Email: <text:a xlink:type="simple" xlink:href="mailto:Ocibajames@gmail.com" text:style-name="Internet_20_link" text:visited-style-name="Visited_20_Internet_20_Link">Ocibajames@gmail.com</text:a></text:p>
      <text:p text:style-name="P2">Github: https://github.com/Oci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8:15:44.009580709</meta:creation-date>
    <dc:date>2021-04-14T18:22:19.902190448</dc:date>
    <meta:editing-duration>PT6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" meta:character-count="142" meta:non-whitespace-character-count="130"/>
  </office:meta>
</office:document-meta>
</file>